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2" table:number-columns-repeated="2" table:default-cell-style-name="ce25"/>
        <table:table-column table:style-name="co11" table:default-cell-style-name="ce25"/>
        <table:table-column table:style-name="co15" table:default-cell-style-name="ce25"/>
        <table:table-column table:style-name="co14" table:default-cell-style-name="ce25"/>
        <table:table-column table:style-name="co11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18" table:default-cell-style-name="ce25"/>
        <table:table-column table:style-name="co11" table:default-cell-style-name="ce25"/>
        <table:table-column table:style-name="co20" table:default-cell-style-name="ce25"/>
        <table:table-column table:style-name="co21" table:number-columns-repeated="2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3" table:number-columns-repeated="3" table:default-cell-style-name="ce25"/>
        <table:table-column table:style-name="co25" table:default-cell-style-name="ce25"/>
        <table:table-column table:style-name="co23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7"/>
          <table:table-cell table:style-name="ce26" table:number-columns-repeated="37"/>
          <table:table-cell table:style-name="ce27"/>
          <table:table-cell table:style-name="ce26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9" office:value-type="string" calcext:value-type="string">
            <text:p>2818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5"/>
        <table:table-column table:style-name="co12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6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ce25"/>
        <table:table-column table:style-name="co36" table:default-cell-style-name="ce25"/>
        <table:table-column table:style-name="co40" table:default-cell-style-name="ce25"/>
        <table:table-column table:style-name="co43" table:default-cell-style-name="ce25"/>
        <table:table-column table:style-name="co36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30" table:default-cell-style-name="ce25"/>
        <table:table-column table:style-name="co3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1" table:default-cell-style-name="ce25"/>
        <table:table-column table:style-name="co53" table:default-cell-style-name="ce25"/>
        <table:table-column table:style-name="co48" table:default-cell-style-name="ce25"/>
        <table:table-column table:style-name="co54" table:default-cell-style-name="ce25"/>
        <table:table-column table:style-name="co23" table:number-columns-repeated="984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7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8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4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35" table:default-cell-style-name="ce25"/>
        <table:table-column table:style-name="co59" table:default-cell-style-name="ce25"/>
        <table:table-column table:style-name="co30" table:default-cell-style-name="ce25"/>
        <table:table-column table:style-name="co32" table:default-cell-style-name="ce25"/>
        <table:table-column table:style-name="co59" table:default-cell-style-name="ce25"/>
        <table:table-column table:style-name="co37" table:default-cell-style-name="ce25"/>
        <table:table-column table:style-name="co29" table:default-cell-style-name="ce25"/>
        <table:table-column table:style-name="co58" table:default-cell-style-name="ce25"/>
        <table:table-column table:style-name="co36" table:default-cell-style-name="ce25"/>
        <table:table-column table:style-name="co42" table:default-cell-style-name="ce25"/>
        <table:table-column table:style-name="co59" table:default-cell-style-name="ce25"/>
        <table:table-column table:style-name="co36" table:default-cell-style-name="ce25"/>
        <table:table-column table:style-name="co39" table:default-cell-style-name="ce25"/>
        <table:table-column table:style-name="co60" table:default-cell-style-name="ce25"/>
        <table:table-column table:style-name="co37" table:default-cell-style-name="ce25"/>
        <table:table-column table:style-name="co56" table:default-cell-style-name="ce25"/>
        <table:table-column table:style-name="co61" table:default-cell-style-name="ce25"/>
        <table:table-column table:style-name="co62" table:default-cell-style-name="ce25"/>
        <table:table-column table:style-name="co12" table:default-cell-style-name="ce25"/>
        <table:table-column table:style-name="co36" table:default-cell-style-name="ce25"/>
        <table:table-column table:style-name="co12" table:default-cell-style-name="ce25"/>
        <table:table-column table:style-name="co36" table:default-cell-style-name="ce25"/>
        <table:table-column table:style-name="co30" table:default-cell-style-name="ce25"/>
        <table:table-column table:style-name="co63" table:default-cell-style-name="ce25"/>
        <table:table-column table:style-name="co30" table:default-cell-style-name="ce25"/>
        <table:table-column table:style-name="co64" table:default-cell-style-name="ce25"/>
        <table:table-column table:style-name="co65" table:default-cell-style-name="ce25"/>
        <table:table-column table:style-name="co36" table:default-cell-style-name="ce25"/>
        <table:table-column table:style-name="co50" table:default-cell-style-name="ce25"/>
        <table:table-column table:style-name="co66" table:default-cell-style-name="ce25"/>
        <table:table-column table:style-name="co47" table:default-cell-style-name="ce25"/>
        <table:table-column table:style-name="co67" table:default-cell-style-name="ce25"/>
        <table:table-column table:style-name="co68" table:default-cell-style-name="ce25"/>
        <table:table-column table:style-name="co69" table:default-cell-style-name="ce25"/>
        <table:table-column table:style-name="co51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47" table:default-cell-style-name="ce25"/>
        <table:table-column table:style-name="co73" table:default-cell-style-name="ce25"/>
        <table:table-column table:style-name="co36" table:number-columns-repeated="2" table:default-cell-style-name="ce25"/>
        <table:table-column table:style-name="co23" table:number-columns-repeated="976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75" table:default-cell-style-name="ce25"/>
        <table:table-column table:style-name="co82" table:default-cell-style-name="ce25"/>
        <table:table-column table:style-name="co83" table:number-columns-repeated="2" table:default-cell-style-name="ce25"/>
        <table:table-column table:style-name="co30" table:default-cell-style-name="ce25"/>
        <table:table-column table:style-name="co75" table:default-cell-style-name="ce25"/>
        <table:table-column table:style-name="co83" table:default-cell-style-name="ce25"/>
        <table:table-column table:style-name="co29" table:default-cell-style-name="ce25"/>
        <table:table-column table:style-name="co84" table:default-cell-style-name="ce25"/>
        <table:table-column table:style-name="co85" table:default-cell-style-name="ce25"/>
        <table:table-column table:style-name="co78" table:default-cell-style-name="ce25"/>
        <table:table-column table:style-name="co76" table:default-cell-style-name="ce25"/>
        <table:table-column table:style-name="co84" table:default-cell-style-name="ce25"/>
        <table:table-column table:style-name="co86" table:default-cell-style-name="ce25"/>
        <table:table-column table:style-name="co87" table:default-cell-style-name="ce25"/>
        <table:table-column table:style-name="co84" table:default-cell-style-name="ce25"/>
        <table:table-column table:style-name="co88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84" table:default-cell-style-name="ce25"/>
        <table:table-column table:style-name="co92" table:default-cell-style-name="ce25"/>
        <table:table-column table:style-name="co93" table:number-columns-repeated="2" table:default-cell-style-name="ce25"/>
        <table:table-column table:style-name="co94" table:default-cell-style-name="ce25"/>
        <table:table-column table:style-name="co95" table:default-cell-style-name="ce25"/>
        <table:table-column table:style-name="co77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84" table:number-columns-repeated="2" table:default-cell-style-name="ce25"/>
        <table:table-column table:style-name="co98" table:default-cell-style-name="ce25"/>
        <table:table-column table:style-name="co86" table:default-cell-style-name="ce25"/>
        <table:table-column table:style-name="co79" table:default-cell-style-name="ce25"/>
        <table:table-column table:style-name="co88" table:default-cell-style-name="ce25"/>
        <table:table-column table:style-name="co23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5"/>
        <table:table-column table:style-name="co100" table:default-cell-style-name="ce25"/>
        <table:table-column table:style-name="co101" table:default-cell-style-name="ce25"/>
        <table:table-column table:style-name="co23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5"/>
        <table:table-column table:style-name="co103" table:default-cell-style-name="ce25"/>
        <table:table-column table:style-name="co49" table:default-cell-style-name="ce25"/>
        <table:table-column table:style-name="co104" table:default-cell-style-name="ce25"/>
        <table:table-column table:style-name="co23" table:number-columns-repeated="1020" table:default-cell-style-name="ce25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.00.0000</text:date>, <text:time style:data-style-name="N2" text:time-value="02:02:15.0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21T02:05:04.387000000</dc:date>
    <meta:editing-duration>P8DT5H36M48S</meta:editing-duration>
    <meta:editing-cycles>3723</meta:editing-cycles>
    <meta:document-statistic meta:table-count="6" meta:cell-count="10213" meta:object-count="0"/>
    <meta:user-defined meta:name="qrichtext">1</meta:user-defined>
  </office:meta>
</office:document-meta>
</file>